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officeooo:rsid="0009f4c0" officeooo:paragraph-rsid="0009f4c0" style:font-size-asian="12.25pt" style:font-size-complex="14pt"/>
    </style:style>
    <style:style style:name="P2" style:family="paragraph" style:parent-style-name="Standard" style:list-style-name="L1">
      <style:text-properties fo:font-size="14pt" officeooo:rsid="000fcf81" officeooo:paragraph-rsid="000fcf81" style:font-size-asian="12.25pt" style:font-size-complex="14pt"/>
    </style:style>
    <style:style style:name="P3" style:family="paragraph" style:parent-style-name="Standard" style:list-style-name="L1">
      <style:text-properties fo:font-size="14pt" officeooo:rsid="000fed6f" officeooo:paragraph-rsid="000fed6f" style:font-size-asian="12.25pt" style:font-size-complex="14pt"/>
    </style:style>
    <style:style style:name="P4" style:family="paragraph" style:parent-style-name="Standard" style:list-style-name="L1">
      <style:text-properties fo:font-size="14pt" fo:font-weight="bold" officeooo:rsid="0009f4c0" officeooo:paragraph-rsid="0009f4c0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text-properties fo:font-size="14pt" fo:font-weight="bold" officeooo:rsid="000a733f" officeooo:paragraph-rsid="000a733f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text-properties fo:font-size="14pt" fo:font-weight="bold" officeooo:rsid="00105b26" officeooo:paragraph-rsid="00105b26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9e2e" style:font-weight-asian="normal" style:font-weight-complex="normal"/>
    </style:style>
    <style:style style:name="T3" style:family="text">
      <style:text-properties fo:font-weight="normal" officeooo:rsid="000ccdb5" style:font-weight-asian="normal" style:font-weight-complex="normal"/>
    </style:style>
    <style:style style:name="T4" style:family="text">
      <style:text-properties fo:font-weight="normal" officeooo:rsid="000d68b3" style:font-weight-asian="normal" style:font-weight-complex="normal"/>
    </style:style>
    <style:style style:name="T5" style:family="text">
      <style:text-properties fo:font-weight="normal" officeooo:rsid="000e5bad" style:font-weight-asian="normal" style:font-weight-complex="normal"/>
    </style:style>
    <style:style style:name="T6" style:family="text">
      <style:text-properties fo:font-weight="normal" officeooo:rsid="000fcf81" style:font-weight-asian="normal" style:font-weight-complex="normal"/>
    </style:style>
    <style:style style:name="T7" style:family="text">
      <style:text-properties fo:font-weight="normal" officeooo:rsid="00116d73" style:font-weight-asian="normal" style:font-weight-complex="normal"/>
    </style:style>
    <style:style style:name="T8" style:family="text">
      <style:text-properties officeooo:rsid="000b9e2e"/>
    </style:style>
    <style:style style:name="T9" style:family="text">
      <style:text-properties officeooo:rsid="000d68b3"/>
    </style:style>
    <style:style style:name="T10" style:family="text">
      <style:text-properties officeooo:rsid="000e5b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39323739" text:style-name="L1">
        <text:list-item>
          <text:p text:style-name="P1">When we specify the socket type as socket.SOCK_STREAM, the default protocol that is used is TCP.</text:p>
        </text:list-item>
        <text:list-item>
          <text:p text:style-name="P2">.AF_INET is the internet adress family for Ipv4</text:p>
        </text:list-item>
        <text:list-item>
          <text:p text:style-name="P3">Note- By default the above two are only used</text:p>
        </text:list-item>
        <text:list-item>
          <text:p text:style-name="P1">.SOCK_DGRAM uses UDP protocol.</text:p>
        </text:list-item>
        <text:list-item>
          <text:p text:style-name="P4">socket.socket() <text:span text:style-name="T1">creates a socket object</text:span></text:p>
        </text:list-item>
        <text:list-item>
          <text:p text:style-name="P5">.bind() <text:span text:style-name="T1">is used to </text:span><text:span text:style-name="T6">associate</text:span><text:span text:style-name="T1"> the socket </text:span><text:span text:style-name="T6">with</text:span><text:span text:style-name="T1"> a specific network interface and port number. It takes tuple as an argument that specifies the IP address and port number to bind to.</text:span></text:p>
        </text:list-item>
        <text:list-item>
          <text:p text:style-name="P5">.<text:span text:style-name="T8">listen() </text:span><text:span text:style-name="T2">listens for connections from clients</text:span></text:p>
        </text:list-item>
        <text:list-item>
          <text:p text:style-name="P5">.<text:span text:style-name="T8">accept()</text:span><text:span text:style-name="T2"> accepts or completes the connection from the client</text:span><text:span text:style-name="T3">s</text:span></text:p>
        </text:list-item>
        <text:list-item>
          <text:p text:style-name="P5">.<text:span text:style-name="T9">connect() </text:span><text:span text:style-name="T4">is called by the client to establish a connection to the server and this initiates the three way handshake</text:span></text:p>
        </text:list-item>
        <text:list-item>
          <text:p text:style-name="P5">.<text:span text:style-name="T9">send() </text:span><text:span text:style-name="T4">and .</text:span><text:span text:style-name="T9">recv() </text:span><text:span text:style-name="T4">does the job of receiving and sending data from the server to client and vice versa</text:span></text:p>
        </text:list-item>
        <text:list-item>
          <text:p text:style-name="P5">.<text:span text:style-name="T10">close() </text:span><text:span text:style-name="T5">closes the connections</text:span></text:p>
        </text:list-item>
        <text:list-item>
          <text:p text:style-name="P6">Note- <text:span text:style-name="T1">socket objects from .listen() and .accept() are distinct and have their specific uses. .</text:span><text:span text:style-name="T7">listen() listens for incoming connections from clients, while .accept() will be used to communicate with the clien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08:44:43.382001486</meta:creation-date>
    <dc:date>2023-05-03T10:06:12.142533028</dc:date>
    <meta:editing-duration>PT1H1M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75" meta:character-count="1014" meta:non-whitespace-character-count="863"/>
  </office:meta>
</office:document-meta>
</file>